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FileAssert.contains( CharSequence ...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FileAssert.doesNotContain( CharSequence ...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FileAssert.hasContent( @ Nullable CharSequence 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ynamicFileAssert.DynamicFileAssert( F actual , Class &lt; ? &gt; self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